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 fo:background-color="#e8eba4">
        <style:background-image/>
      </style:table-properties>
    </style:style>
    <style:style style:name="Table1.A" style:family="table-column">
      <style:table-column-properties style:column-width="8.163cm"/>
    </style:style>
    <style:style style:name="Table1.B" style:family="table-column">
      <style:table-column-properties style:column-width="8.837cm"/>
    </style:style>
    <style:style style:name="Table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Table1.B1" style:family="table-cell">
      <style:table-cell-properties style:vertical-align="middle" style:border-line-width="0.002cm 0.004cm 0.002cm" fo:padding="0.049cm" fo:border="0.15pt double #808080"/>
    </style:style>
    <style:style style:name="Table1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1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Standard">
      <style:text-properties fo:font-weight="bold" officeooo:rsid="00197696" officeooo:paragraph-rsid="00197696" style:font-weight-asian="bold" style:font-weight-complex="bold"/>
    </style:style>
    <style:style style:name="P2" style:family="paragraph" style:parent-style-name="Standard">
      <style:text-properties fo:font-weight="bold" officeooo:rsid="0019db23" officeooo:paragraph-rsid="0019db23" style:font-weight-asian="bold" style:font-weight-complex="bold"/>
    </style:style>
    <style:style style:name="P3" style:family="paragraph" style:parent-style-name="Standard">
      <style:text-properties fo:font-weight="bold" officeooo:rsid="001b8d40" officeooo:paragraph-rsid="001b8d40" style:font-weight-asian="bold" style:font-weight-complex="bold"/>
    </style:style>
    <style:style style:name="P4" style:family="paragraph" style:parent-style-name="Standard">
      <style:text-properties fo:font-weight="normal" officeooo:rsid="00197696" officeooo:paragraph-rsid="00197696" style:font-weight-asian="normal" style:font-weight-complex="normal"/>
    </style:style>
    <style:style style:name="P5" style:family="paragraph" style:parent-style-name="Standard">
      <style:text-properties fo:font-weight="normal" officeooo:rsid="001b8d40" officeooo:paragraph-rsid="001b8d40" style:font-weight-asian="normal" style:font-weight-complex="normal"/>
    </style:style>
    <style:style style:name="P6" style:family="paragraph" style:parent-style-name="Standard">
      <style:text-properties fo:font-weight="normal" officeooo:rsid="0019db23" officeooo:paragraph-rsid="0019db23" style:font-weight-asian="normal" style:font-weight-complex="normal"/>
    </style:style>
    <style:style style:name="P7" style:family="paragraph" style:parent-style-name="Standard">
      <style:text-properties officeooo:paragraph-rsid="0019db23"/>
    </style:style>
    <style:style style:name="P8" style:family="paragraph" style:parent-style-name="Standard">
      <style:text-properties officeooo:paragraph-rsid="001b8d40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b8d40" officeooo:paragraph-rsid="001b8d40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b8d40" officeooo:paragraph-rsid="001b8d40" style:font-weight-asian="normal" style:font-weight-complex="normal"/>
    </style:style>
    <style:style style:name="P11" style:family="paragraph" style:parent-style-name="Text_20_body">
      <style:text-properties fo:font-weight="bold" officeooo:rsid="001d51a2" officeooo:paragraph-rsid="001d51a2" style:font-weight-asian="bold" style:font-weight-complex="bold"/>
    </style:style>
    <style:style style:name="P12" style:family="paragraph" style:parent-style-name="Text_20_body">
      <style:text-properties officeooo:paragraph-rsid="001e01b6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e01b6" officeooo:paragraph-rsid="001e01b6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normal" officeooo:rsid="001e01b6" officeooo:paragraph-rsid="001e01b6" style:font-weight-asian="normal" style:font-weight-complex="normal"/>
    </style:style>
    <style:style style:name="P15" style:family="paragraph" style:parent-style-name="Text_20_body">
      <style:text-properties style:text-underline-style="none" fo:font-weight="bold" officeooo:rsid="001e01b6" officeooo:paragraph-rsid="001e01b6" style:font-weight-asian="bold" style:font-weight-complex="bold"/>
    </style:style>
    <style:style style:name="P16" style:family="paragraph" style:parent-style-name="Text_20_body">
      <style:text-properties style:text-underline-style="none" fo:font-weight="normal" officeooo:rsid="001e01b6" officeooo:paragraph-rsid="001e01b6" style:font-weight-asian="normal" style:font-weight-complex="normal"/>
    </style:style>
    <style:style style:name="P17" style:family="paragraph" style:parent-style-name="Text_20_body">
      <style:text-properties fo:font-weight="normal" officeooo:rsid="001e01b6" officeooo:paragraph-rsid="001e01b6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ext_20_body">
      <style:text-properties style:text-underline-style="none" fo:font-weight="normal" officeooo:rsid="0020b242" officeooo:paragraph-rsid="0020b242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0b242" officeooo:paragraph-rsid="0020b242" style:font-weight-asian="bold" style:font-weight-complex="bold"/>
    </style:style>
    <style:style style:name="T1" style:family="text">
      <style:text-properties officeooo:rsid="0019db2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db23" style:font-weight-asian="normal" style:font-weight-complex="normal"/>
    </style:style>
    <style:style style:name="T4" style:family="text">
      <style:text-properties fo:font-weight="normal" officeooo:rsid="001b8d40" style:font-weight-asian="normal" style:font-weight-complex="normal"/>
    </style:style>
    <style:style style:name="T5" style:family="text">
      <style:text-properties fo:font-weight="normal" officeooo:rsid="001e01b6" style:font-weight-asian="normal" style:font-weight-complex="normal"/>
    </style:style>
    <style:style style:name="T6" style:family="text">
      <style:text-properties fo:font-weight="bold" officeooo:rsid="0019db23" style:font-weight-asian="bold" style:font-weight-complex="bold"/>
    </style:style>
    <style:style style:name="T7" style:family="text">
      <style:text-properties fo:font-weight="bold" officeooo:rsid="001e01b6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officeooo:rsid="001b8d4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b8d40" style:font-weight-asian="normal" style:font-weight-complex="normal"/>
    </style:style>
    <style:style style:name="T14" style:family="text">
      <style:text-properties style:text-underline-style="none" fo:font-weight="normal" officeooo:rsid="002132ba" style:font-weight-asian="normal" style:font-weight-complex="normal"/>
    </style:style>
    <style:style style:name="T15" style:family="text">
      <style:text-properties officeooo:rsid="001d51a2"/>
    </style:style>
    <style:style style:name="T16" style:family="text">
      <style:text-properties fo:color="#800000" fo:font-size="18pt"/>
    </style:style>
    <style:style style:name="T17" style:family="text">
      <style:text-properties fo:color="#9933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C: (Inter Process Communication)</text:p>
      <text:p text:style-name="P4">Inter-process communication is a mechanism to allow the two processes to communicate with each other and synchronize their action. There are mainly four types of inter-process communication i.e </text:p>
      <text:p text:style-name="P4">Pipes, Fifos,Message que<text:span text:style-name="T1">ue and shared memory</text:span></text:p>
      <text:p text:style-name="P4"/>
      <text:p text:style-name="P2">PIPES:</text:p>
      <text:p text:style-name="P7"><text:span text:style-name="T6"><text:s text:c="13"/></text:span><text:span text:style-name="T3">Pipes are communication medioum between two related processes. </text:span>Pipe is one-way communication only i.e we can use a pipe such that One process write to the pipe, and the other process reads from the pipe.</text:p>
      <text:p text:style-name="P6">--&gt; pipes support only one way communication(unidirectional) for biderctional we need two pipes.</text:p>
      <text:p text:style-name="P8"><text:span text:style-name="T3">--&gt; </text:span><text:span text:style-name="T4">pipes are synchronized</text:span></text:p>
      <text:p text:style-name="P8"><text:span text:style-name="T9">Example1:</text:span><text:span text:style-name="T4"> <text:s/></text:span></text:p>
      <text:p text:style-name="P5">#include&lt;stdio.h&gt; </text:p>
      <text:p text:style-name="P5">#include&lt;stdlib.h&gt; </text:p>
      <text:p text:style-name="P5">#include&lt;unistd.h&gt; </text:p>
      <text:p text:style-name="P5">int main() </text:p>
      <text:p text:style-name="P5">{ </text:p>
      <text:p text:style-name="P5"><text:s text:c="8"/>int pipefd[2],PID; </text:p>
      <text:p text:style-name="P5"><text:s text:c="8"/>char write_msg[2][20]={"Hii","Hello"}; </text:p>
      <text:p text:style-name="P5"><text:s text:c="8"/>char read_msg[20]; </text:p>
      <text:p text:style-name="P5"><text:s text:c="8"/>if(pipe(pipefd)==-1) </text:p>
      <text:p text:style-name="P5"><text:s text:c="8"/>{ </text:p>
      <text:p text:style-name="P5"><text:s text:c="16"/>perror("pipe fails..\n"); </text:p>
      <text:p text:style-name="P5"><text:s text:c="16"/>exit(-1); </text:p>
      <text:p text:style-name="P5"><text:s text:c="8"/>} </text:p>
      <text:p text:style-name="P5"><text:s text:c="8"/>PID=fork(); </text:p>
      <text:p text:style-name="P5"><text:s text:c="8"/>if(PID==-1) </text:p>
      <text:p text:style-name="P5"><text:s text:c="8"/>{ </text:p>
      <text:p text:style-name="P5"><text:s text:c="16"/>perror("fork fails..\n"); </text:p>
      <text:p text:style-name="P5"><text:s text:c="16"/>return -1; </text:p>
      <text:p text:style-name="P5"><text:s text:c="8"/>} </text:p>
      <text:p text:style-name="P5"><text:s text:c="8"/>if(PID&gt;0) //Parent Process</text:p>
      <text:p text:style-name="P5"><text:s text:c="8"/>{ </text:p>
      <text:p text:style-name="P5"><text:s text:c="8"/>if((write(pipefd[1],write_msg[0],sizeof(write_msg))==-1)) </text:p>
      <text:p text:style-name="P5"><text:s text:c="16"/>perror("write fails...\n"); </text:p>
      <text:p text:style-name="P5"><text:s text:c="8"/>if((write(pipefd[1],write_msg[1],sizeof(write_msg))==-1)) </text:p>
      <text:p text:style-name="P5"><text:s text:c="16"/>perror("write fails...\n"); </text:p>
      <text:p text:style-name="P5"/>
      <text:p text:style-name="P5"><text:s text:c="8"/>} </text:p>
      <text:p text:style-name="P5"><text:s text:c="8"/>if(PID==0) //child process</text:p>
      <text:p text:style-name="P5"><text:s text:c="8"/>{ </text:p>
      <text:p text:style-name="P5"><text:s text:c="8"/>if((read(pipefd[0],read_msg,sizeof(read_msg))==-1)) </text:p>
      <text:p text:style-name="P5"><text:s text:c="16"/>perror("read fails...\n"); </text:p>
      <text:p text:style-name="P5"><text:s text:c="8"/>printf("Message1:%s\n",read_msg); </text:p>
      <text:p text:style-name="P5"><text:s text:c="8"/>if((read(pipefd[0],read_msg,sizeof(read_msg))==-1)) </text:p>
      <text:p text:style-name="P5"><text:s text:c="16"/>perror("write fails...\n"); </text:p>
      <text:p text:style-name="P5"><text:s text:c="8"/>printf("Message2:%s\n",read_msg); </text:p>
      <text:p text:style-name="P5"><text:s text:c="8"/>} </text:p>
      <text:p text:style-name="P5"/>
      <text:p text:style-name="P5">} </text:p>
      <text:p text:style-name="P8"><text:span text:style-name="T3">--</text:span><text:span text:style-name="T4">&gt; If we are trying to communicate bidirectionally using single pipe data loss will be occured. See below Example</text:span></text:p>
      <text:p text:style-name="P9"><text:soft-page-break/>Example2:</text:p>
      <text:p text:style-name="P5">#include&lt;stdio.h&gt; </text:p>
      <text:p text:style-name="P5">#include&lt;stdlib.h&gt; </text:p>
      <text:p text:style-name="P5">#include&lt;unistd.h&gt; </text:p>
      <text:p text:style-name="P5"/>
      <text:p text:style-name="P5">int main() </text:p>
      <text:p text:style-name="P5">{ </text:p>
      <text:p text:style-name="P5"><text:s text:c="8"/>int pipe_fds[2]; </text:p>
      <text:p text:style-name="P5"><text:s text:c="8"/>char write_msg[3][20]={"hii","hello","everyone"}; </text:p>
      <text:p text:style-name="P5"><text:s text:c="8"/>char read_msg[20]; </text:p>
      <text:p text:style-name="P5"><text:s text:c="8"/>if(pipe(pipe_fds)==-1) </text:p>
      <text:p text:style-name="P5"><text:s text:c="8"/>{ </text:p>
      <text:p text:style-name="P5"><text:s text:c="16"/>perror("pipe fails...\n"); </text:p>
      <text:p text:style-name="P5"><text:s text:c="16"/>return -1; </text:p>
      <text:p text:style-name="P5"><text:s text:c="8"/>} </text:p>
      <text:p text:style-name="P5"><text:s text:c="8"/>int pid; </text:p>
      <text:p text:style-name="P5"><text:s text:c="8"/>pid=fork(); </text:p>
      <text:p text:style-name="P5"><text:s text:c="8"/>if(pid==-1) </text:p>
      <text:p text:style-name="P5"><text:s text:c="8"/>{ </text:p>
      <text:p text:style-name="P5"><text:s text:c="16"/>perror("fork fails..\n"); </text:p>
      <text:p text:style-name="P5"><text:s text:c="16"/>return -1; </text:p>
      <text:p text:style-name="P5"><text:s text:c="8"/>} </text:p>
      <text:p text:style-name="P5"><text:s text:c="8"/>else if(pid==0) </text:p>
      <text:p text:style-name="P5"><text:s text:c="8"/>{ </text:p>
      <text:p text:style-name="P5"><text:s text:c="16"/>read(pipe_fds[0],read_msg,sizeof(read_msg)); </text:p>
      <text:p text:style-name="P5"><text:s text:c="16"/>printf("Message1_child:%s\n",read_msg); </text:p>
      <text:p text:style-name="P5"><text:s text:c="8"/>getchar(); </text:p>
      <text:p text:style-name="P5"><text:s text:c="16"/>read(pipe_fds[0],read_msg,sizeof(read_msg)); </text:p>
      <text:p text:style-name="P5"><text:s text:c="16"/>printf("Message2_child:%s\n",read_msg); </text:p>
      <text:p text:style-name="P5"><text:s text:c="8"/>getchar(); </text:p>
      <text:p text:style-name="P5"><text:s text:c="16"/>read(pipe_fds[0],read_msg,sizeof(read_msg)); </text:p>
      <text:p text:style-name="P5"><text:s text:c="16"/>printf("Message3_child:%s\n",read_msg); </text:p>
      <text:p text:style-name="P5"><text:s text:c="8"/>getchar(); </text:p>
      <text:p text:style-name="P5"><text:s text:c="16"/>write(pipe_fds[1],"Thankyou",sizeof("Thankyou")); //In output we are not getting this </text:p>
      <text:p text:style-name="P5"><text:s text:c="16"/></text:p>
      <text:p text:style-name="P5"><text:s text:c="8"/>} </text:p>
      <text:p text:style-name="P5"><text:s text:c="8"/>else </text:p>
      <text:p text:style-name="P5"><text:s text:c="8"/>{ </text:p>
      <text:p text:style-name="P5"><text:s text:c="16"/>write(pipe_fds[1],write_msg[0],sizeof(write_msg)); </text:p>
      <text:p text:style-name="P5"><text:s text:c="8"/>getchar(); </text:p>
      <text:p text:style-name="P5"><text:s text:c="16"/>write(pipe_fds[1],write_msg[1],sizeof(write_msg)); </text:p>
      <text:p text:style-name="P5"><text:s text:c="8"/>getchar(); </text:p>
      <text:p text:style-name="P5"><text:s text:c="16"/>write(pipe_fds[1],write_msg[2],sizeof(write_msg)); </text:p>
      <text:p text:style-name="P5"><text:s text:c="8"/>getchar(); </text:p>
      <text:p text:style-name="P5"><text:s text:c="16"/>read(pipe_fds[0],read_msg,sizeof(read_msg)); </text:p>
      <text:p text:style-name="P5"><text:s text:c="16"/>printf("Message_parent:%s\n",read_msg); </text:p>
      <text:p text:style-name="P5"><text:s text:c="8"/>} </text:p>
      <text:p text:style-name="P5"><text:s text:c="8"/>return 0; </text:p>
      <text:p text:style-name="P5">} <text:s text:c="2"/></text:p>
      <text:p text:style-name="P5"/>
      <text:p text:style-name="P5"/>
      <text:p text:style-name="P5"/>
      <text:p text:style-name="P3"><text:soft-page-break/><text:span text:style-name="T8">Example3:</text:span><text:span text:style-name="T12"> </text:span><text:span text:style-name="T11">Bi-directional communication using two pipes</text:span></text:p>
      <text:p text:style-name="P10"/>
      <text:p text:style-name="P10">#include &lt;unistd.h&gt; </text:p>
      <text:p text:style-name="P10">#include&lt;stdio.h&gt; </text:p>
      <text:p text:style-name="P10">#include&lt;stdlib.h&gt; </text:p>
      <text:p text:style-name="P10">int main() </text:p>
      <text:p text:style-name="P10">{ </text:p>
      <text:p text:style-name="P10"><text:s text:c="8"/>int pipe1fds[2],pipe2fds[2]; </text:p>
      <text:p text:style-name="P10">// <text:s text:c="5"/>char write1_msg[20]="Hello world"; </text:p>
      <text:p text:style-name="P10"><text:s text:c="8"/>char write2_msg[20]="Good morning"; </text:p>
      <text:p text:style-name="P10"><text:s text:c="8"/>char read1_msg[20]; </text:p>
      <text:p text:style-name="P10"><text:s text:c="8"/>char read2_msg[20]; </text:p>
      <text:p text:style-name="P10"><text:s text:c="8"/>if(pipe(pipe1fds)==-1) </text:p>
      <text:p text:style-name="P10"><text:s text:c="8"/>{ </text:p>
      <text:p text:style-name="P10"><text:s text:c="16"/>perror("pipe fails..."); </text:p>
      <text:p text:style-name="P10"><text:s text:c="16"/>return -1; </text:p>
      <text:p text:style-name="P10"><text:s text:c="8"/>} </text:p>
      <text:p text:style-name="P10"><text:s text:c="8"/>if(pipe(pipe2fds)==-1) </text:p>
      <text:p text:style-name="P10"><text:s text:c="8"/>{ </text:p>
      <text:p text:style-name="P10"><text:s text:c="16"/>perror("pipe fails..."); </text:p>
      <text:p text:style-name="P10"><text:s text:c="16"/>return -1; </text:p>
      <text:p text:style-name="P10"><text:s text:c="8"/>} </text:p>
      <text:p text:style-name="P10"><text:s text:c="8"/>int pid; </text:p>
      <text:p text:style-name="P10"><text:s text:c="8"/>pid=fork(); </text:p>
      <text:p text:style-name="P10"><text:s text:c="8"/>if(pid==-1) </text:p>
      <text:p text:style-name="P10"><text:s text:c="8"/>{ </text:p>
      <text:p text:style-name="P10"><text:s text:c="16"/>perror("fork fails..."); </text:p>
      <text:p text:style-name="P10"><text:s text:c="16"/>return -1; </text:p>
      <text:p text:style-name="P10"><text:s text:c="8"/>} </text:p>
      <text:p text:style-name="P10"><text:s text:c="8"/>else if(pid==0) </text:p>
      <text:p text:style-name="P10"><text:s text:c="8"/>{ </text:p>
      <text:p text:style-name="P10"><text:s text:c="16"/>int pid; </text:p>
      <text:p text:style-name="P10"><text:s text:c="16"/>pid=fork(); </text:p>
      <text:p text:style-name="P10"><text:s text:c="16"/>if(pid==0) </text:p>
      <text:p text:style-name="P10"><text:s text:c="16"/>{ </text:p>
      <text:p text:style-name="P10"><text:s text:c="24"/>char write1_msg[40]="Manasa is good girl"; </text:p>
      <text:p text:style-name="P10"><text:s text:c="24"/>printf("grand child\n"); </text:p>
      <text:p text:style-name="P10"><text:s text:c="16"/>read(pipe2fds[0],read2_msg,sizeof(read2_msg)); </text:p>
      <text:p text:style-name="P10"><text:s text:c="16"/>printf("Message_grand child:%s\n",read2_msg); </text:p>
      <text:p text:style-name="P10"><text:s text:c="16"/>//write(pipe1fds[1],write1_msg,sizeof(write1_msg)); </text:p>
      <text:p text:style-name="P10"><text:s text:c="24"/>return 0; </text:p>
      <text:p text:style-name="P10"><text:s text:c="16"/>} </text:p>
      <text:p text:style-name="P10"><text:s text:c="16"/>else </text:p>
      <text:p text:style-name="P10"><text:s text:c="16"/>{ </text:p>
      <text:p text:style-name="P10"><text:s text:c="16"/>read(pipe1fds[0],read1_msg,sizeof(read1_msg)); </text:p>
      <text:p text:style-name="P10"><text:s text:c="16"/>printf("Message_child:%s\n",read1_msg); </text:p>
      <text:p text:style-name="P10"><text:s text:c="16"/>write(pipe2fds[1],read1_msg,sizeof(read1_msg)); </text:p>
      <text:p text:style-name="P10"><text:s text:c="16"/>printf("child..\n"); </text:p>
      <text:p text:style-name="P10"><text:s text:c="24"/>wait(NULL); </text:p>
      <text:p text:style-name="P10"><text:s text:c="16"/>} </text:p>
      <text:p text:style-name="P10"><text:s text:c="8"/>} </text:p>
      <text:p text:style-name="P10"><text:s text:c="7"/></text:p>
      <text:p text:style-name="P10"><text:soft-page-break/><text:s/>else </text:p>
      <text:p text:style-name="P10"><text:s text:c="8"/>{ </text:p>
      <text:p text:style-name="P10">{ </text:p>
      <text:p text:style-name="P10"><text:s text:c="16"/>printf("Parent..\n"); </text:p>
      <text:p text:style-name="P10"><text:s text:c="16"/>//write(pipe1fds[1],write1_msg,sizeof(write1_msg)); </text:p>
      <text:p text:style-name="P10"><text:s text:c="16"/>read(pipe2fds[0],read2_msg,sizeof(read2_msg)); </text:p>
      <text:p text:style-name="P10"><text:s text:c="16"/>printf("Message_parent:%s\n",read2_msg); </text:p>
      <text:p text:style-name="P10"><text:s text:c="16"/>wait(NULL); </text:p>
      <text:p text:style-name="P10"><text:s text:c="8"/>} </text:p>
      <text:p text:style-name="P10">} </text:p>
      <text:p text:style-name="P9">FIFO:<text:span text:style-name="T12"> </text:span></text:p>
      <text:p text:style-name="P8"><text:span text:style-name="T13"><text:tab/></text:span>A<text:span text:style-name="Strong_20_Emphasis"> F</text:span><text:span text:style-name="Strong_20_Emphasis"><text:span text:style-name="T15">I</text:span></text:span><text:span text:style-name="Strong_20_Emphasis">FO</text:span>(First In First Out) is similar to a pipe. The principal difference is that a FIFO has a name within the file system and is opened in the same way as a regular file. This allows a FIFO to be used for communication between unrelated <text:span text:style-name="T15">processes</text:span></text:p>
      <text:p text:style-name="Text_20_body">FIFO has a write end and a read end, and data is read from the pipe in the same order as it is written. Fifo is also termed as Named pipes in Linux.</text:p>
      <text:p text:style-name="Text_20_body">We used one pipe for one-way communication and two pipes for bi-directional communication. <text:span text:style-name="T15">But one fifo is enough for two directional communication. </text:span></text:p>
      <text:p text:style-name="Text_20_body">--<text:span text:style-name="T15">&gt; We can create a named fifo using mknod system call and mkfifo library function</text:span></text:p>
      <text:p text:style-name="P11">mknod(): <text:span text:style-name="T2">int mknod(const char *pathname, mode_t mode, dev_t dev);</text:span></text:p>
      <text:p text:style-name="P11"><text:span text:style-name="T2">const char *pathname --</text:span><text:span text:style-name="T5">&gt; fifo file name with path or witout path(current directory)</text:span></text:p>
      <text:p text:style-name="P17">The mode argument specifies both the permissions to use and the type of node to be created</text:p>
      <text:p text:style-name="P17">dev specifies the major and minor numbers of the newly <text:s/>created <text:s/>device <text:s/>special file</text:p>
      <text:p text:style-name="P12"><text:span text:style-name="T7">mkfifo(): </text:span><text:span text:style-name="T5">int mkfifo(const char *pathname, mode_t mode);</text:span></text:p>
      <text:p text:style-name="P17">const char *pathname --&gt; fifo file name with path or witout path(current directory)</text:p>
      <text:p text:style-name="P17">mode specifies the FIFO's permissions</text:p>
      <text:p text:style-name="P17">Return Values: Both on success --&gt; 0 ; on error--&gt; -1</text:p>
      <text:p text:style-name="P13">Example1:<text:span text:style-name="T12"> I am creating two different processes. Using fifo communicate with each other.</text:span></text:p>
      <text:p text:style-name="P15">---&gt; <text:span text:style-name="T10">Parent_process1.c</text:span></text:p>
      <text:p text:style-name="P16">#include&lt;stdio.h&gt; </text:p>
      <text:p text:style-name="P16">#include&lt;stdlib.h&gt; </text:p>
      <text:p text:style-name="P16">#include &lt;sys/types.h&gt; </text:p>
      <text:p text:style-name="P16">#include &lt;sys/stat.h&gt; </text:p>
      <text:p text:style-name="P16">#include &lt;fcntl.h&gt; </text:p>
      <text:p text:style-name="P16">#include &lt;unistd.h&gt; </text:p>
      <text:p text:style-name="P16">int main() </text:p>
      <text:p text:style-name="P16">{ </text:p>
      <text:p text:style-name="P16"><text:soft-page-break/><text:s text:c="8"/>int mkfifo_ret; </text:p>
      <text:p text:style-name="P16"><text:s text:c="8"/>mkfifo("/tmp/FIFO_File",0666); </text:p>
      <text:p text:style-name="P16"><text:s text:c="8"/>/*{ </text:p>
      <text:p text:style-name="P16"><text:s text:c="16"/>perror("mkfifo fails..."); </text:p>
      <text:p text:style-name="P16"><text:s text:c="16"/>return -1; </text:p>
      <text:p text:style-name="P16"><text:s text:c="8"/>}*/ </text:p>
      <text:p text:style-name="P16"><text:s text:c="8"/>char read_buf[50]; </text:p>
      <text:p text:style-name="P16"><text:s text:c="8"/>int fd; </text:p>
      <text:p text:style-name="P16"><text:s text:c="8"/>fd=open("/tmp/FIFO_File",O_RDONLY); </text:p>
      <text:p text:style-name="P16"><text:s text:c="8"/>if(fd&lt;0) </text:p>
      <text:p text:style-name="P16"><text:s text:c="8"/>{ </text:p>
      <text:p text:style-name="P16"><text:s text:c="16"/>perror("Open fails.."); </text:p>
      <text:p text:style-name="P16"><text:s text:c="16"/>return -1; </text:p>
      <text:p text:style-name="P16"><text:s text:c="8"/>} </text:p>
      <text:p text:style-name="P16"><text:s text:c="8"/>printf("fd:%d\n",fd); </text:p>
      <text:p text:style-name="P16"><text:s text:c="8"/>if(read(fd,read_buf,sizeof(read_buf))&lt;0) </text:p>
      <text:p text:style-name="P16"><text:s text:c="16"/>perror("read fails...\n"); </text:p>
      <text:p text:style-name="P16"><text:s text:c="8"/>else </text:p>
      <text:p text:style-name="P16"><text:s text:c="16"/>printf("%s\n",read_buf); </text:p>
      <text:p text:style-name="P16"><text:s text:c="8"/>close(fd); </text:p>
      <text:p text:style-name="P16">} </text:p>
      <text:p text:style-name="P13"><text:span text:style-name="T12">---&gt; </text:span><text:span text:style-name="T2">child_process1.c</text:span></text:p>
      <text:p text:style-name="P16">#include&lt;stdio.h&gt; </text:p>
      <text:p text:style-name="P16">#include&lt;stdlib.h&gt; </text:p>
      <text:p text:style-name="P16">#include &lt;sys/types.h&gt; </text:p>
      <text:p text:style-name="P16">#include &lt;sys/stat.h&gt; </text:p>
      <text:p text:style-name="P16">#include &lt;fcntl.h&gt; </text:p>
      <text:p text:style-name="P16">#include &lt;unistd.h&gt; </text:p>
      <text:p text:style-name="P16">int main() </text:p>
      <text:p text:style-name="P16">{ </text:p>
      <text:p text:style-name="P16"><text:s text:c="8"/>int fd; </text:p>
      <text:p text:style-name="P16"><text:soft-page-break/><text:s text:c="8"/>if((fd=open("/tmp/FIFO_File",O_WRONLY))&lt;0) </text:p>
      <text:p text:style-name="P16"><text:s text:c="8"/>{ </text:p>
      <text:p text:style-name="P16"><text:s text:c="16"/>perror("open fails.."); </text:p>
      <text:p text:style-name="P16"><text:s text:c="16"/>return -1; </text:p>
      <text:p text:style-name="P16"><text:s text:c="8"/>} </text:p>
      <text:p text:style-name="P16"><text:s text:c="8"/>//fd=open("/tmp/FIFO_File",O_WRONLY); </text:p>
      <text:p text:style-name="P16"/>
      <text:p text:style-name="P16"><text:s text:c="8"/>char write_buf[50]="Hello Mirafra Team"; </text:p>
      <text:p text:style-name="P16"><text:s text:c="8"/>printf("fd:%d\n",fd); </text:p>
      <text:p text:style-name="P16"><text:s text:c="8"/>//getchar(); </text:p>
      <text:p text:style-name="P16"><text:s text:c="8"/>if(write(fd,write_buf,sizeof(write_buf))&lt;0) </text:p>
      <text:p text:style-name="P16"><text:s text:c="16"/>perror("write fails.."); </text:p>
      <text:p text:style-name="P16"><text:s text:c="8"/>else </text:p>
      <text:p text:style-name="P16"><text:s text:c="16"/>printf("\nwriting success...\n"); </text:p>
      <text:p text:style-name="P16"><text:s text:c="8"/>close(fd); </text:p>
      <text:p text:style-name="P16">} </text:p>
      <text:p text:style-name="P15"/>
      <text:p text:style-name="P13">Example2:<text:span text:style-name="T12"> Bi directional </text:span></text:p>
      <text:p text:style-name="P13"><text:span text:style-name="T12">--&gt;</text:span><text:span text:style-name="T2"> Parent.c</text:span></text:p>
      <text:p text:style-name="P16">#include&lt;stdio.h&gt; </text:p>
      <text:p text:style-name="P16">#include&lt;stdlib.h&gt; </text:p>
      <text:p text:style-name="P16">#include &lt;sys/types.h&gt; </text:p>
      <text:p text:style-name="P16">#include &lt;sys/stat.h&gt; </text:p>
      <text:p text:style-name="P16">#include &lt;fcntl.h&gt; </text:p>
      <text:p text:style-name="P16">int main() </text:p>
      <text:p text:style-name="P16">{ </text:p>
      <text:p text:style-name="P16"><text:s text:c="8"/>mkfifo("/tmp/FIFO",0664); </text:p>
      <text:p text:style-name="P16"><text:s text:c="8"/>int fd; </text:p>
      <text:p text:style-name="P16"><text:s text:c="8"/>fd=open("/tmp/FIFO",O_WRONLY); </text:p>
      <text:p text:style-name="P16"><text:s text:c="8"/>if(fd&lt;0) </text:p>
      <text:p text:style-name="P16"><text:s text:c="8"/>{ </text:p>
      <text:p text:style-name="P16"><text:soft-page-break/><text:s text:c="16"/>perror("Open fails.."); </text:p>
      <text:p text:style-name="P16"><text:s text:c="16"/>return -1; </text:p>
      <text:p text:style-name="P16"><text:s text:c="8"/>} </text:p>
      <text:p text:style-name="P16"><text:s text:c="8"/>printf("fd:%d\n",fd); </text:p>
      <text:p text:style-name="P16"><text:s text:c="8"/>char write_buf[50]="How are you?"; </text:p>
      <text:p text:style-name="P16"><text:s text:c="8"/>char read_buf[50]; </text:p>
      <text:p text:style-name="P16"/>
      <text:p text:style-name="P16"><text:s text:c="8"/>write(fd,write_buf,sizeof(write_buf)); </text:p>
      <text:p text:style-name="P16">close(fd); </text:p>
      <text:p text:style-name="P16">//getchar(); </text:p>
      <text:p text:style-name="P16"><text:s text:c="8"/>fd=open("/tmp/FIFO",O_RDONLY); </text:p>
      <text:p text:style-name="P16">/*if(fd&lt;0) </text:p>
      <text:p text:style-name="P16"><text:s text:c="8"/>{printf("Error\n");return -1;}*/ </text:p>
      <text:p text:style-name="P16"><text:s text:c="8"/>read(fd,read_buf,sizeof(read_buf)); </text:p>
      <text:p text:style-name="P16"><text:s text:c="16"/>printf("%s\n",read_buf); </text:p>
      <text:p text:style-name="P16">close(fd); </text:p>
      <text:p text:style-name="P16">} </text:p>
      <text:p text:style-name="P14"><text:span text:style-name="T11">---&gt;</text:span>child.c</text:p>
      <text:p text:style-name="P16">#include&lt;stdio.h&gt; </text:p>
      <text:p text:style-name="P16">#include&lt;stdlib.h&gt; </text:p>
      <text:p text:style-name="P16">#include &lt;sys/types.h&gt; </text:p>
      <text:p text:style-name="P16">#include &lt;sys/stat.h&gt; </text:p>
      <text:p text:style-name="P16">#include &lt;fcntl.h&gt; </text:p>
      <text:p text:style-name="P16">int main() </text:p>
      <text:p text:style-name="P16">{ </text:p>
      <text:p text:style-name="P16"><text:s text:c="8"/>int fd; </text:p>
      <text:p text:style-name="P16"><text:s text:c="8"/>fd=open("/tmp/FIFO",O_RDONLY); </text:p>
      <text:p text:style-name="P16"><text:s text:c="8"/>if(fd&lt;0) </text:p>
      <text:p text:style-name="P16"><text:s text:c="8"/>{ </text:p>
      <text:p text:style-name="P16"><text:s text:c="16"/>perror("Open fails.."); </text:p>
      <text:p text:style-name="P16"><text:s text:c="16"/>return -1; </text:p>
      <text:p text:style-name="P16"><text:soft-page-break/><text:s text:c="8"/>} </text:p>
      <text:p text:style-name="P16"><text:s text:c="8"/>printf("fd:%d\n",fd); </text:p>
      <text:p text:style-name="P16"><text:s text:c="8"/>char write_buf[50]="I am fine..."; </text:p>
      <text:p text:style-name="P16"><text:s text:c="8"/>char read_buf[50]; </text:p>
      <text:p text:style-name="P16"/>
      <text:p text:style-name="P16"><text:s text:c="8"/>read(fd,read_buf,sizeof(read_buf)); </text:p>
      <text:p text:style-name="P16"><text:s text:c="8"/>printf("%s\n",read_buf); </text:p>
      <text:p text:style-name="P16"><text:s text:c="8"/>close(fd); </text:p>
      <text:p text:style-name="P16"><text:s text:c="8"/>fd=open("/tmp/FIFO",O_WRONLY); </text:p>
      <text:p text:style-name="P16"><text:s text:c="8"/>if(fd&lt;0){printf("Error\n");return -1;} </text:p>
      <text:p text:style-name="P16"><text:s text:c="8"/>write(fd,write_buf,sizeof(write_buf)); </text:p>
      <text:p text:style-name="P16"><text:s text:c="8"/>close(fd); </text:p>
      <text:p text:style-name="P16">}</text:p>
      <text:p text:style-name="P13">Difference Between Pipes and FIFO's<text:span text:style-name="T12"> :</text:span>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span text:style-name="Strong_20_Emphasis"><text:span text:style-name="T16">PIPE</text:span></text:span></text:p>
          </table:table-cell>
          <table:table-cell table:style-name="Table1.B1" office:value-type="string">
            <text:p text:style-name="P18"><text:span text:style-name="Strong_20_Emphasis"><text:span text:style-name="T16">FIFO</text:span></text:span></text:p>
          </table:table-cell>
        </table:table-row>
        <table:table-row>
          <table:table-cell table:style-name="Table1.A2" office:value-type="string">
            <text:p text:style-name="Table_20_Contents">They are <text:span text:style-name="Strong_20_Emphasis"><text:span text:style-name="T17">un-named</text:span></text:span> IPC object.</text:p>
          </table:table-cell>
          <table:table-cell table:style-name="Table1.B2" office:value-type="string">
            <text:p text:style-name="Table_20_Contents">They are <text:span text:style-name="Strong_20_Emphasis"><text:span text:style-name="T17">named</text:span></text:span><text:span text:style-name="Strong_20_Emphasis"> </text:span>IPC Object.</text:p>
          </table:table-cell>
        </table:table-row>
        <table:table-row>
          <table:table-cell table:style-name="Table1.A2" office:value-type="string">
            <text:p text:style-name="Table_20_Contents">PIPES doesn’t exist in the filesystem.</text:p>
          </table:table-cell>
          <table:table-cell table:style-name="Table1.B2" office:value-type="string">
            <text:p text:style-name="Table_20_Contents">FIFO exists in the filesystem.</text:p>
          </table:table-cell>
        </table:table-row>
        <table:table-row>
          <table:table-cell table:style-name="Table1.A2" office:value-type="string">
            <text:p text:style-name="Table_20_Contents">PIPEs are created by <text:a xlink:type="simple" xlink:href="http://man7.org/linux/man-pages/man2/pipe.2.html" office:target-frame-name="_blank" xlink:show="new">pipe()</text:a>.</text:p>
          </table:table-cell>
          <table:table-cell table:style-name="Table1.B2" office:value-type="string">
            <text:p text:style-name="Table_20_Contents">FIFO is created by mkfifo().</text:p>
          </table:table-cell>
        </table:table-row>
        <table:table-row>
          <table:table-cell table:style-name="Table1.A2" office:value-type="string">
            <text:p text:style-name="Table_20_Contents">In pipes, communication is among the process having a common ancestor(related process).</text:p>
          </table:table-cell>
          <table:table-cell table:style-name="Table1.B2" office:value-type="string">
            <text:p text:style-name="Table_20_Contents">In fifo, it is not necessary for the process having a common ancestor for communication(unrelated process).</text:p>
          </table:table-cell>
        </table:table-row>
        <table:table-row>
          <table:table-cell table:style-name="Table1.A2" office:value-type="string">
            <text:p text:style-name="Table_20_Contents">Pipe provides simplex data flow.</text:p>
          </table:table-cell>
          <table:table-cell table:style-name="Table1.B2" office:value-type="string">
            <text:p text:style-name="Table_20_Contents">Fifo provides half duplex data flow.</text:p>
          </table:table-cell>
        </table:table-row>
        <table:table-row>
          <table:table-cell table:style-name="Table1.A2" office:value-type="string">
            <text:p text:style-name="Table_20_Contents">PIPES are unidirectional.</text:p>
          </table:table-cell>
          <table:table-cell table:style-name="Table1.B2" office:value-type="string">
            <text:p text:style-name="Table_20_Contents">They are bi-directional same fifo can be used for reading and writing.</text:p>
          </table:table-cell>
        </table:table-row>
        <table:table-row>
          <table:table-cell table:style-name="Table1.A2" office:value-type="string">
            <text:p text:style-name="Table_20_Contents">PIPE is local to the system and can not be used for communication across the network.</text:p>
          </table:table-cell>
          <table:table-cell table:style-name="Table1.B2" office:value-type="string">
            <text:p text:style-name="Table_20_Contents">FIFO is capable of communicating across different computers and network.</text:p>
          </table:table-cell>
        </table:table-row>
        <table:table-row>
          <table:table-cell table:style-name="Table1.A2" office:value-type="string">
            <text:p text:style-name="Table_20_Contents">In PIPE, reader and writer operation is done at same time.</text:p>
          </table:table-cell>
          <table:table-cell table:style-name="Table1.B2" office:value-type="string">
            <text:p text:style-name="Table_20_Contents">In FIFO, it doesn’t require that both read and write operation occurs at the same time.</text:p>
          </table:table-cell>
        </table:table-row>
        <table:table-row>
          <table:table-cell table:style-name="Table1.A2" office:value-type="string">
            <text:p text:style-name="Table_20_Contents">In PIPE, data transfer takes place between the child process and parent process.</text:p>
          </table:table-cell>
          <table:table-cell table:style-name="Table1.B2" office:value-type="string">
            <text:p text:style-name="Table_20_Contents">FIFO have multiple processes communicating through it, like multiple client-server application.</text:p>
          </table:table-cell>
        </table:table-row>
        <table:table-row>
          <table:table-cell table:style-name="Table1.A2" office:value-type="string">
            <text:p text:style-name="Table_20_Contents">PIPE, no control over ownership and permissions.</text:p>
          </table:table-cell>
          <table:table-cell table:style-name="Table1.B2" office:value-type="string">
            <text:p text:style-name="Table_20_Contents">FIFO, as it is a file, you can control ownership and permissions.</text:p>
          </table:table-cell>
        </table:table-row>
        <table:table-row>
          <table:table-cell table:style-name="Table1.A2" office:value-type="string">
            <text:p text:style-name="Table_20_Contents">PIPE vanishes as soon as it is closed, or one of the processes (parent or child) completes execution.</text:p>
          </table:table-cell>
          <table:table-cell table:style-name="Table1.B2" office:value-type="string">
            <text:p text:style-name="Table_20_Contents">FIFO exists even when calling process exit. They remain till system reboots.</text:p>
          </table:table-cell>
        </table:table-row>
      </table:table>
      <text:p text:style-name="P13"/>
      <text:p text:style-name="P13"/>
      <text:p text:style-name="P20"><text:soft-page-break/>Shared Memory:<text:span text:style-name="T12"> <text:s/></text:span></text:p>
      <text:p text:style-name="P20"><text:span text:style-name="T11">Why are we moving to shared <text:s/>memory over fifo?</text:span></text:p>
      <text:p text:style-name="P20"><text:span text:style-name="T11"><text:tab/></text:span><text:span text:style-name="T12">By using FIFO we can't communicate with multiple processors at a time </text:span><text:span text:style-name="T14">if we want to communicate we have to open multiple fifos</text:span></text:p>
      <text:p text:style-name="P19">Shared memory is a memory shared between two or more proce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01:02.698473507</meta:creation-date>
    <dc:date>2020-02-05T14:21:24.811070754</dc:date>
    <meta:editing-duration>PT12M22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9" meta:paragraph-count="308" meta:word-count="980" meta:character-count="10570" meta:non-whitespace-character-count="7518"/>
  </office:meta>
</office:document-meta>
</file>